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955cm" fo:min-width="8.2cm"/>
      <style:paragraph-properties style:writing-mode="lr-tb"/>
    </style:style>
    <style:style style:name="gr2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705cm" fo:min-width="8.2cm"/>
      <style:paragraph-properties style:writing-mode="lr-tb"/>
    </style:style>
    <style:style style:name="gr23" style:family="graphic" style:parent-style-name="Arrow_20_Line">
      <style:graphic-properties draw:textarea-horizontal-align="center" draw:textarea-vertical-align="middle"/>
      <style:paragraph-properties style:writing-mode="lr-tb"/>
    </style:style>
    <style:style style:name="gr24" style:family="graphic" style:parent-style-name="standard">
      <style:graphic-properties draw:fill="solid" draw:fill-color="#666666" draw:textarea-horizontal-align="justify" draw:textarea-vertical-align="middle" draw:auto-grow-height="false" fo:min-height="0.6cm" fo:min-width="5cm"/>
    </style:style>
    <style:style style:name="gr25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5cm" fo:min-width="20.85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3cm" style:writing-mode="lr-tb"/>
      <style:paragraph-properties style:writing-mode="lr-tb"/>
    </style:style>
    <style:style style:name="gr27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5cm" fo:min-width="10.2cm"/>
    </style:style>
    <style:style style:name="gr28" style:family="graphic" style:parent-style-name="objectwithoutfill">
      <style:graphic-properties svg:stroke-width="0.1cm" svg:stroke-color="#3465a4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29" style:family="graphic" style:parent-style-name="objectwithoutfill">
      <style:graphic-properties svg:stroke-width="0.05cm" svg:stroke-color="#666666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30" style:family="graphic" style:parent-style-name="objectwithoutfill">
      <style:graphic-properties svg:stroke-width="0.1cm" svg:stroke-color="#b2b2b2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31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1cm" fo:padding-bottom="0.1cm" fo:padding-left="0.1cm" fo:padding-right="0.1cm"/>
    </style:style>
    <style:style style:name="gr32" style:family="graphic" style:parent-style-name="objectwithoutfill">
      <style:graphic-properties svg:stroke-width="0.2cm" svg:stroke-color="#111111" draw:marker-start-width="0.6cm" draw:marker-end-width="0.6cm" draw:fill="none" draw:textarea-horizontal-align="center" draw:textarea-vertical-align="middle" fo:padding-top="0.1cm" fo:padding-bottom="0.1cm" fo:padding-left="0.1cm" fo:padding-right="0.1cm"/>
    </style:style>
    <style:style style:name="gr33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2.227cm" fo:min-width="8.2cm"/>
      <style:paragraph-properties style:writing-mode="lr-tb"/>
    </style:style>
    <style:style style:name="gr34" style:family="graphic" style:parent-style-name="objectwithoutfill">
      <style:graphic-properties svg:stroke-width="0.2cm" svg:stroke-color="#3465a4" draw:marker-start-width="0.6cm" draw:marker-end-width="0.6cm" draw:fill="none" draw:textarea-horizontal-align="center" draw:textarea-vertical-align="middle" fo:padding-top="0.1cm" fo:padding-bottom="0.1cm" fo:padding-left="0.1cm" fo:padding-right="0.1cm"/>
    </style:style>
    <style:style style:name="gr35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591cm" fo:min-width="8.2cm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4.335cm" fo:min-width="5.398cm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8pt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2.224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 draw:fill-color="#666666"/>
      <style:paragraph-properties fo:text-align="center"/>
    </style:style>
    <style:style style:name="P17" style:family="paragraph">
      <loext:graphic-properties draw:fill="solid" draw:fill-color="#ff0000"/>
      <style:paragraph-properties fo:text-align="center"/>
    </style:style>
    <style:style style:name="P18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style:text-outline="false" style:text-line-through-style="none" style:text-line-through-type="none" fo:font-size="10pt" fo:text-shadow="none" style:text-underline-style="none" style:font-size-asian="10pt" style:font-name-complex="Arial Unicode MS" style:font-size-complex="10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9.3cm" svg:height="0.637cm" svg:x="19.1cm" svg:y="19.45cm">
          <draw:text-box>
            <text:p text:style-name="P1"><text:span text:style-name="T1">File</text:span><text:span text:style-name="T1"><text:tab/></text:span><text:span text:style-name="T1"><text:file-name text:display="name">20240105a_temperatursensor_konfektion</text:file-name></text:span></text:p>
            <text:p text:style-name="P1"><text:span text:style-name="T1"/></text:p>
          </draw:text-box>
        </draw:frame>
        <draw:rect draw:style-name="gr2" draw:text-style-name="P3" draw:layer="strom" svg:width="2.55cm" svg:height="2.9cm" svg:x="11.6cm" svg:y="7.55cm">
          <text:p/>
        </draw:rect>
        <draw:line draw:style-name="gr3" draw:text-style-name="P7" draw:layer="strom" svg:x1="12.5cm" svg:y1="8.801cm" svg:x2="26.95cm" svg:y2="8.801cm">
          <text:p text:style-name="P4"/>
          <text:p text:style-name="P5"><text:s text:c="39"/>Halogen, Kabel frei.</text:p>
          <text:p text:style-name="P4"/>
          <text:p text:style-name="P6"><text:s text:c="36"/>Selbstmontage</text:p>
        </draw:line>
        <draw:line draw:style-name="gr3" draw:text-style-name="P7" draw:layer="strom" svg:x1="18.15cm" svg:y1="17.551cm" svg:x2="18.15cm" svg:y2="3.901cm">
          <text:p text:style-name="P4"/>
          <text:p text:style-name="P4">Halogen, Kabel frei.</text:p>
          <text:p text:style-name="P4"/>
          <text:p text:style-name="P4">Selbstmontage</text:p>
        </draw:line>
        <draw:frame draw:style-name="gr4" draw:text-style-name="P8" draw:layer="strom" svg:width="2.678cm" svg:height="0.556cm" svg:x="15.142cm" svg:y="13.051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5" draw:text-style-name="P8" draw:layer="strom" svg:width="0.332cm" svg:height="0.556cm" svg:x="6.122cm" svg:y="8.25cm">
          <draw:text-box>
            <text:p text:style-name="P4"><text:span text:style-name="T2">S</text:span></text:p>
          </draw:text-box>
        </draw:frame>
        <draw:frame draw:style-name="gr6" draw:text-style-name="P8" draw:layer="strom" svg:width="0.277cm" svg:height="0.556cm" svg:x="8.723cm" svg:y="8.65cm">
          <draw:text-box>
            <text:p text:style-name="P4"><text:span text:style-name="T2">L</text:span></text:p>
          </draw:text-box>
        </draw:frame>
        <draw:frame draw:style-name="gr7" draw:text-style-name="P8" draw:layer="strom" svg:width="0.688cm" svg:height="0.556cm" svg:x="12.516cm" svg:y="16.95cm">
          <draw:text-box>
            <text:p text:style-name="P4"><text:span text:style-name="T2">DB</text:span></text:p>
          </draw:text-box>
        </draw:frame>
        <draw:frame draw:style-name="gr8" draw:text-style-name="P8" draw:layer="strom" svg:width="0.633cm" svg:height="0.556cm" svg:x="12.95cm" svg:y="10.8cm">
          <draw:text-box>
            <text:p text:style-name="P4"><text:span text:style-name="T2">TV</text:span></text:p>
          </draw:text-box>
        </draw:frame>
        <draw:frame draw:style-name="gr5" draw:text-style-name="P8" draw:layer="strom" svg:width="0.332cm" svg:height="0.556cm" svg:x="13.85cm" svg:y="10.801cm">
          <draw:text-box>
            <text:p text:style-name="P4"><text:span text:style-name="T2">E</text:span></text:p>
          </draw:text-box>
        </draw:frame>
        <draw:frame draw:style-name="gr9" draw:text-style-name="P8" draw:layer="strom" svg:width="2.589cm" svg:height="0.556cm" svg:x="14.607cm" svg:y="10.001cm">
          <draw:text-box>
            <text:p text:style-name="P4"><text:span text:style-name="T2">SR </text:span><text:span text:style-name="T5">halogen</text:span></text:p>
          </draw:text-box>
        </draw:frame>
        <draw:frame draw:style-name="gr10" draw:text-style-name="P8" draw:layer="strom" svg:width="0.358cm" svg:height="0.556cm" svg:x="14.293cm" svg:y="10.8cm">
          <draw:text-box>
            <text:p text:style-name="P4"><text:span text:style-name="T2">D</text:span></text:p>
          </draw:text-box>
        </draw:frame>
        <draw:frame draw:style-name="gr11" draw:text-style-name="P8" draw:layer="strom" svg:width="0.751cm" svg:height="0.556cm" svg:x="13.9cm" svg:y="10.001cm">
          <draw:text-box>
            <text:p text:style-name="P4"><text:span text:style-name="T2">S...</text:span></text:p>
          </draw:text-box>
        </draw:frame>
        <draw:line draw:style-name="gr12" draw:text-style-name="P9" draw:layer="strom" svg:x1="14.601cm" svg:y1="9.901cm" svg:x2="16.951cm" svg:y2="9.051cm">
          <text:p/>
        </draw:line>
        <draw:line draw:style-name="gr12" draw:text-style-name="P9" draw:layer="strom" svg:x1="14.601cm" svg:y1="9.901cm" svg:x2="15.051cm" svg:y2="7.951cm">
          <text:p/>
        </draw:line>
        <draw:line draw:style-name="gr12" draw:text-style-name="P9" draw:layer="strom" svg:x1="14.601cm" svg:y1="9.901cm" svg:x2="12.201cm" svg:y2="8.951cm">
          <text:p/>
        </draw:line>
        <draw:rect draw:style-name="gr2" draw:text-style-name="P3" draw:layer="strom" svg:width="4.4cm" svg:height="4.95cm" svg:x="0.8cm" svg:y="15.05cm">
          <text:p/>
        </draw:rect>
        <draw:frame draw:style-name="gr13" draw:text-style-name="P10" draw:layer="strom" svg:width="5.603cm" svg:height="4.729cm" svg:x="1.084cm" svg:y="15.65cm">
          <draw:text-box>
            <text:p text:style-name="P4"><text:span text:style-name="T6">Legende Strom</text:span></text:p>
            <text:p text:style-name="P4"><text:span text:style-name="T4"/></text:p>
            <text:p text:style-name="P4"><text:span text:style-name="T4">S: Schalter mit Steckdose</text:span></text:p>
            <text:p text:style-name="P4"><text:span text:style-name="T4">SR: Schalter Regler</text:span></text:p>
            <text:p text:style-name="P4"><text:span text:style-name="T4">L: Lampe Anschluss</text:span></text:p>
            <text:p text:style-name="P4"><text:span text:style-name="T4">DB: Bodendose</text:span></text:p>
            <text:p text:style-name="P4"><text:span text:style-name="T4">D: Steckdose 3x</text:span></text:p>
            <text:p text:style-name="P4"><text:span text:style-name="T4">E: Dose Ethernet</text:span></text:p>
            <text:p text:style-name="P4"><text:span text:style-name="T4">R: Leerrohr 25</text:span></text:p>
            <text:p text:style-name="P4"><text:span text:style-name="T4">Schlaufdose neben anderen Dosen,</text:span></text:p>
            <text:p text:style-name="P4"><text:span text:style-name="T4">zu Technikraum</text:span></text:p>
            <text:p text:style-name="P4"><text:span text:style-name="T4"/></text:p>
          </draw:text-box>
        </draw:frame>
        <draw:frame draw:style-name="gr4" draw:text-style-name="P8" draw:layer="strom" svg:width="2.678cm" svg:height="0.556cm" svg:x="15.142cm" svg:y="16.751cm">
          <draw:text-box>
            <text:p text:style-name="P4"><text:span text:style-name="T2">D</text:span><text:span text:style-name="T3"> 0.1 m über o</text:span></text:p>
          </draw:text-box>
        </draw:frame>
        <draw:frame draw:style-name="gr4" draw:text-style-name="P8" draw:layer="strom" svg:width="2.678cm" svg:height="0.556cm" svg:x="19.122cm" svg:y="16.994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10" draw:text-style-name="P8" draw:layer="strom" svg:width="0.358cm" svg:height="0.556cm" svg:x="12.55cm" svg:y="10.8cm">
          <draw:text-box>
            <text:p text:style-name="P4"><text:span text:style-name="T2">R</text:span></text:p>
          </draw:text-box>
        </draw:frame>
        <draw:frame draw:style-name="gr14" draw:text-style-name="P10" draw:layer="Farben" svg:width="4.608cm" svg:height="0.789cm" svg:x="20.742cm" svg:y="16.1cm">
          <draw:text-box>
            <text:p text:style-name="P4">Wand oberhalb 0.97 m Höhe:</text:p>
            <text:p text:style-name="P4">Farbe gelb: LC43.20</text:p>
          </draw:text-box>
        </draw:frame>
        <draw:line draw:style-name="gr15" draw:text-style-name="P11" draw:layer="Farben" svg:x1="16.25cm" svg:y1="17.5cm" svg:x2="26.95cm" svg:y2="17.5cm">
          <text:p/>
        </draw:line>
        <draw:line draw:style-name="gr16" draw:text-style-name="P9" draw:layer="Farben" svg:x1="24.15cm" svg:y1="16.7cm" svg:x2="25.25cm" svg:y2="17.55cm">
          <text:p/>
        </draw:line>
        <draw:frame draw:style-name="gr17" draw:text-style-name="P10" draw:layer="Farben" svg:width="4.663cm" svg:height="0.395cm" svg:x="8.5cm" svg:y="2.31cm">
          <draw:text-box>
            <text:p text:style-name="P4">Wand Farbe orange: LC43.22</text:p>
          </draw:text-box>
        </draw:frame>
        <draw:frame draw:style-name="gr17" draw:text-style-name="P10" draw:layer="Farben" svg:width="4.663cm" svg:height="0.395cm" svg:x="16.737cm" svg:y="2.41cm">
          <draw:text-box>
            <text:p text:style-name="P4">Wand Farbe orange: LC43.17</text:p>
          </draw:text-box>
        </draw:frame>
        <draw:polyline draw:style-name="gr15" draw:text-style-name="P11" draw:layer="Farben" svg:width="3.336cm" svg:height="1.599cm" draw:transform="rotate (-1.92841429052853) translate (17.6249999999948cm 4.33899999999551cm)" svg:viewBox="0 0 3337 1600" draw:points="0,1257 3214,0 3337,328 76,1600">
          <text:p/>
        </draw:polyline>
        <draw:line draw:style-name="gr16" draw:text-style-name="P9" draw:layer="Farben" svg:x1="17.85cm" svg:y1="2.8cm" svg:x2="16.35cm" svg:y2="5.45cm">
          <text:p/>
        </draw:line>
        <draw:line draw:style-name="gr15" draw:text-style-name="P11" draw:layer="Farben" svg:x1="6.2cm" svg:y1="10.5cm" svg:x2="16.15cm" svg:y2="10.5cm">
          <text:p/>
        </draw:line>
        <draw:line draw:style-name="gr16" draw:text-style-name="P9" draw:layer="Farben" svg:x1="11.6cm" svg:y1="2.7cm" svg:x2="9.05cm" svg:y2="10.6cm">
          <text:p/>
        </draw:line>
        <draw:frame draw:style-name="gr18" draw:text-style-name="P12" draw:layer="Farben" svg:width="5.802cm" svg:height="0.813cm" svg:x="15.348cm" svg:y="1.337cm">
          <draw:text-box>
            <text:p text:style-name="P4"><text:span text:style-name="T7">Wände sonst: RAL9016.</text:span></text:p>
            <text:p text:style-name="P4"><text:span text:style-name="T7">(nicht RAL 9010, gräulich)</text:span></text:p>
          </draw:text-box>
        </draw:frame>
        <draw:line draw:style-name="gr15" draw:text-style-name="P11" draw:layer="Farben" svg:x1="15.1cm" svg:y1="17.6cm" svg:x2="15.1cm" svg:y2="14.15cm">
          <text:p/>
        </draw:line>
        <draw:frame draw:style-name="gr19" draw:text-style-name="P10" draw:layer="Farben" svg:width="2.919cm" svg:height="0.395cm" svg:x="11.4cm" svg:y="12.81cm">
          <draw:text-box>
            <text:p text:style-name="P4">Plättli gelb Richner</text:p>
          </draw:text-box>
        </draw:frame>
        <draw:line draw:style-name="gr16" draw:text-style-name="P9" draw:layer="Farben" svg:x1="13.45cm" svg:y1="13.45cm" svg:x2="15.2cm" svg:y2="15.35cm">
          <text:p/>
        </draw:line>
        <draw:frame draw:style-name="gr20" draw:text-style-name="P13" draw:layer="Farben" svg:width="2.055cm" svg:height="0.568cm" svg:x="5.608cm" svg:y="1.182cm">
          <draw:text-box>
            <text:p text:style-name="P4"><text:span text:style-name="T8">FARBEN</text:span></text:p>
          </draw:text-box>
        </draw:frame>
        <draw:frame draw:style-name="gr21" draw:text-style-name="P2" draw:layer="layout" svg:width="5.6cm" svg:height="0.955cm" svg:x="18.2cm" svg:y="1.3cm">
          <draw:text-box>
            <text:p text:style-name="P1"><text:span text:style-name="T1">Schrumpfschlauch transparent D 9.5</text:span></text:p>
            <text:p text:style-name="P1"><text:span text:style-name="T1">Etikette Polyester selbstkleb</text:span></text:p>
            <text:p text:style-name="P1"><text:span text:style-name="T1"/></text:p>
          </draw:text-box>
        </draw:frame>
        <draw:frame draw:style-name="gr22" draw:text-style-name="P2" draw:layer="layout" svg:width="7.95cm" svg:height="1.705cm" svg:x="17.45cm" svg:y="17.65cm">
          <draw:text-box>
            <text:p text:style-name="P1"><text:span text:style-name="T1">Temperatur bei Speicher Peter oben</text:span></text:p>
            <text:p text:style-name="P14"><text:span text:style-name="T1">Kurve oben: Sensor in Sensor-Rohr.</text:span></text:p>
            <text:p text:style-name="P1"><text:span text:style-name="T1">Kurven unten: zwei Sensoren aussen geklemmt.</text:span></text:p>
            <text:p text:style-name="P1"><text:span text:style-name="T1"/></text:p>
            <text:p text:style-name="P1"><text:span text:style-name="T1">Offset gemessen: 0.5 C → vernachlässigbar</text:span></text:p>
          </draw:text-box>
        </draw:frame>
        <draw:measure draw:style-name="gr23" draw:layer="layout" svg:x1="18.35cm" svg:y1="2.9cm" svg:x2="1.35cm" svg:y2="2.9cm">
          <text:p text:style-name="P15"><text:span text:style-name="T9"><text:measure text:kind="gap"/></text:span><text:span text:style-name="T9"><text:measure text:kind="value">170</text:measure></text:span></text:p>
        </draw:measure>
        <draw:custom-shape draw:style-name="gr24" draw:text-style-name="P16" draw:layer="layout" svg:width="5cm" svg:height="0.6cm" svg:x="1.35cm" svg:y="2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20.85cm" svg:height="0.5cm" svg:x="6.35cm" svg:y="2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18" draw:layer="layout" svg:width="3cm" svg:height="0.55cm" svg:x="18.3cm" svg:y="2.438cm">
          <text:p text:style-name="P9">DS_2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10.2cm" svg:height="0.5cm" svg:x="2.85cm" svg:y="8.033cm">
          <text:p/>
          <draw:enhanced-geometry svg:viewBox="0 0 21600 21600" draw:mirror-horizontal="true" draw:type="rectangle" draw:enhanced-path="M 0 0 L 21600 0 21600 21600 0 21600 0 0 Z N"/>
        </draw:custom-shape>
        <draw:line draw:style-name="gr28" draw:text-style-name="P11" draw:layer="layout" svg:x1="13.1cm" svg:y1="6.8cm" svg:x2="18.1cm" svg:y2="6.8cm">
          <text:p/>
        </draw:line>
        <draw:line draw:style-name="gr29" draw:text-style-name="P11" draw:layer="layout" svg:x1="18.6cm" svg:y1="6.8cm" svg:x2="18.1cm" svg:y2="6.8cm">
          <text:p/>
        </draw:line>
        <draw:line draw:style-name="gr15" draw:text-style-name="P11" draw:layer="layout" svg:x1="13.088cm" svg:y1="8.3cm" svg:x2="18.088cm" svg:y2="8.3cm">
          <text:p/>
        </draw:line>
        <draw:line draw:style-name="gr29" draw:text-style-name="P11" draw:layer="layout" svg:x1="18.588cm" svg:y1="8.3cm" svg:x2="18.088cm" svg:y2="8.3cm">
          <text:p/>
        </draw:line>
        <draw:line draw:style-name="gr30" draw:text-style-name="P11" draw:layer="layout" svg:x1="13.076cm" svg:y1="9.2cm" svg:x2="18.076cm" svg:y2="9.2cm">
          <text:p/>
        </draw:line>
        <draw:line draw:style-name="gr29" draw:text-style-name="P11" draw:layer="layout" svg:x1="18.576cm" svg:y1="9.2cm" svg:x2="18.076cm" svg:y2="9.2cm">
          <text:p/>
        </draw:line>
        <draw:line draw:style-name="gr31" draw:text-style-name="P11" draw:layer="layout" svg:x1="19.247cm" svg:y1="8.037cm" svg:x2="24.247cm" svg:y2="8.037cm">
          <text:p/>
        </draw:line>
        <draw:line draw:style-name="gr15" draw:text-style-name="P11" draw:layer="layout" svg:x1="13.088cm" svg:y1="8.3cm" svg:x2="18.088cm" svg:y2="8.3cm">
          <text:p/>
        </draw:line>
        <draw:line draw:style-name="gr32" draw:text-style-name="P11" draw:layer="layout" svg:x1="19.162cm" svg:y1="6.482cm" svg:x2="24.162cm" svg:y2="6.482cm">
          <text:p/>
        </draw:line>
        <draw:line draw:style-name="gr28" draw:text-style-name="P11" draw:layer="layout" svg:x1="13.088cm" svg:y1="6.6cm" svg:x2="18.088cm" svg:y2="6.6cm">
          <text:p/>
        </draw:line>
        <draw:line draw:style-name="gr29" draw:text-style-name="P11" draw:layer="layout" svg:x1="18.588cm" svg:y1="6.6cm" svg:x2="18.088cm" svg:y2="6.6cm">
          <text:p/>
        </draw:line>
        <draw:line draw:style-name="gr28" draw:text-style-name="P11" draw:layer="layout" svg:x1="13.088cm" svg:y1="6.4cm" svg:x2="18.088cm" svg:y2="6.4cm">
          <text:p/>
        </draw:line>
        <draw:line draw:style-name="gr29" draw:text-style-name="P11" draw:layer="layout" svg:x1="18.588cm" svg:y1="6.4cm" svg:x2="18.088cm" svg:y2="6.4cm">
          <text:p/>
        </draw:line>
        <draw:line draw:style-name="gr28" draw:text-style-name="P11" draw:layer="layout" svg:x1="13.088cm" svg:y1="6.2cm" svg:x2="18.088cm" svg:y2="6.2cm">
          <text:p/>
        </draw:line>
        <draw:line draw:style-name="gr29" draw:text-style-name="P11" draw:layer="layout" svg:x1="18.588cm" svg:y1="6.2cm" svg:x2="18.088cm" svg:y2="6.2cm">
          <text:p/>
        </draw:line>
        <draw:line draw:style-name="gr28" draw:text-style-name="P11" draw:layer="layout" svg:x1="13.088cm" svg:y1="6cm" svg:x2="18.088cm" svg:y2="6cm">
          <text:p/>
        </draw:line>
        <draw:line draw:style-name="gr29" draw:text-style-name="P11" draw:layer="layout" svg:x1="18.588cm" svg:y1="6cm" svg:x2="18.088cm" svg:y2="6cm">
          <text:p/>
        </draw:line>
        <draw:line draw:style-name="gr28" draw:text-style-name="P11" draw:layer="layout" svg:x1="13.088cm" svg:y1="5.8cm" svg:x2="18.088cm" svg:y2="5.8cm">
          <text:p/>
        </draw:line>
        <draw:line draw:style-name="gr29" draw:text-style-name="P11" draw:layer="layout" svg:x1="18.588cm" svg:y1="5.8cm" svg:x2="18.088cm" svg:y2="5.8cm">
          <text:p/>
        </draw:line>
        <draw:line draw:style-name="gr15" draw:text-style-name="P11" draw:layer="layout" svg:x1="13.076cm" svg:y1="8.1cm" svg:x2="18.076cm" svg:y2="8.1cm">
          <text:p/>
        </draw:line>
        <draw:line draw:style-name="gr29" draw:text-style-name="P11" draw:layer="layout" svg:x1="18.576cm" svg:y1="8.1cm" svg:x2="18.076cm" svg:y2="8.1cm">
          <text:p/>
        </draw:line>
        <draw:line draw:style-name="gr15" draw:text-style-name="P11" draw:layer="layout" svg:x1="13.076cm" svg:y1="8.1cm" svg:x2="18.076cm" svg:y2="8.1cm">
          <text:p/>
        </draw:line>
        <draw:line draw:style-name="gr15" draw:text-style-name="P11" draw:layer="layout" svg:x1="13.076cm" svg:y1="7.9cm" svg:x2="18.076cm" svg:y2="7.9cm">
          <text:p/>
        </draw:line>
        <draw:line draw:style-name="gr29" draw:text-style-name="P11" draw:layer="layout" svg:x1="18.576cm" svg:y1="7.9cm" svg:x2="18.076cm" svg:y2="7.9cm">
          <text:p/>
        </draw:line>
        <draw:line draw:style-name="gr15" draw:text-style-name="P11" draw:layer="layout" svg:x1="13.076cm" svg:y1="7.9cm" svg:x2="18.076cm" svg:y2="7.9cm">
          <text:p/>
        </draw:line>
        <draw:line draw:style-name="gr15" draw:text-style-name="P11" draw:layer="layout" svg:x1="13.076cm" svg:y1="7.7cm" svg:x2="18.076cm" svg:y2="7.7cm">
          <text:p/>
        </draw:line>
        <draw:line draw:style-name="gr29" draw:text-style-name="P11" draw:layer="layout" svg:x1="18.576cm" svg:y1="7.7cm" svg:x2="18.076cm" svg:y2="7.7cm">
          <text:p/>
        </draw:line>
        <draw:line draw:style-name="gr15" draw:text-style-name="P11" draw:layer="layout" svg:x1="13.076cm" svg:y1="7.7cm" svg:x2="18.076cm" svg:y2="7.7cm">
          <text:p/>
        </draw:line>
        <draw:line draw:style-name="gr15" draw:text-style-name="P11" draw:layer="layout" svg:x1="13.076cm" svg:y1="8.5cm" svg:x2="18.076cm" svg:y2="8.5cm">
          <text:p/>
        </draw:line>
        <draw:line draw:style-name="gr29" draw:text-style-name="P11" draw:layer="layout" svg:x1="18.576cm" svg:y1="8.5cm" svg:x2="18.076cm" svg:y2="8.5cm">
          <text:p/>
        </draw:line>
        <draw:line draw:style-name="gr15" draw:text-style-name="P11" draw:layer="layout" svg:x1="13.076cm" svg:y1="8.5cm" svg:x2="18.076cm" svg:y2="8.5cm">
          <text:p/>
        </draw:line>
        <draw:line draw:style-name="gr15" draw:text-style-name="P11" draw:layer="layout" svg:x1="13.076cm" svg:y1="7.5cm" svg:x2="18.076cm" svg:y2="7.5cm">
          <text:p/>
        </draw:line>
        <draw:line draw:style-name="gr29" draw:text-style-name="P11" draw:layer="layout" svg:x1="18.576cm" svg:y1="7.5cm" svg:x2="18.076cm" svg:y2="7.5cm">
          <text:p/>
        </draw:line>
        <draw:line draw:style-name="gr15" draw:text-style-name="P11" draw:layer="layout" svg:x1="13.076cm" svg:y1="7.5cm" svg:x2="18.076cm" svg:y2="7.5cm">
          <text:p/>
        </draw:line>
        <draw:frame draw:style-name="gr33" draw:text-style-name="P2" draw:layer="layout" svg:width="8.256cm" svg:height="2.227cm" svg:x="19.684cm" svg:y="4.135cm">
          <draw:text-box>
            <text:p text:style-name="P1"><text:span text:style-name="T1">LAPP Kabel PVC 0.75 mm²: weiss blau_hell blau_dunkel</text:span></text:p>
            <text:p text:style-name="P1"><text:span text:style-name="T1">Silikon 0.75 mm² 18 AWG Alie: orange, pink, gelb, rot, schwarz</text:span></text:p>
            <text:p text:style-name="P1"><text:span text:style-name="T1"/></text:p>
            <text:p text:style-name="P1"><text:span text:style-name="T1">Abgelängt auf 100mm</text:span></text:p>
            <text:p text:style-name="P1"><text:span text:style-name="T1">Abisoliert links 5mm rechts 8mm</text:span></text:p>
            <text:p text:style-name="P1"><text:span text:style-name="T1"/></text:p>
          </draw:text-box>
        </draw:frame>
        <draw:line draw:style-name="gr34" draw:text-style-name="P11" draw:layer="layout" svg:x1="19.247cm" svg:y1="9.339cm" svg:x2="24.247cm" svg:y2="9.339cm">
          <text:p/>
        </draw:line>
        <draw:frame draw:style-name="gr35" draw:text-style-name="P2" draw:layer="layout" svg:width="5.6cm" svg:height="1.591cm" svg:x="9.952cm" svg:y="15.286cm">
          <draw:text-box>
            <text:p text:style-name="P1"><text:span text:style-name="T1">Schrumpfschlauch ueber jede Loetstelle: D4.8 L15</text:span></text:p>
            <text:p text:style-name="P1"><text:span text:style-name="T1"/></text:p>
            <text:p text:style-name="P1"><text:span text:style-name="T1">Schrumpschlauch ueber alles D19.1 L 90</text:span></text:p>
            <text:p text:style-name="P1"><text:span text:style-name="T1"/></text:p>
          </draw:text-box>
        </draw:frame>
        <draw:frame draw:style-name="gr36" draw:text-style-name="P3" draw:layer="layout" svg:width="5.398cm" svg:height="4.335cm" svg:x="19.389cm" svg:y="10.16cm">
          <draw:text-box>
            <text:p>Temperatursensoren</text:p>
            <text:p/>
            <text:p>DS_2<text:tab/>blau dunkel<text:tab/>unten</text:p>
            <text:p>DS_3<text:tab/>blau hell<text:tab/>unten</text:p>
            <text:p>DS_4<text:tab/>weiss<text:tab/><text:tab/>mitte</text:p>
            <text:p>DS_5<text:tab/>pink<text:tab/><text:tab/>mitte</text:p>
            <text:p>DS_6<text:tab/>gelb<text:tab/><text:tab/>oben</text:p>
            <text:p>DS_7<text:tab/>orange<text:tab/><text:tab/>oben</text:p>
            <text:p>3V3<text:tab/>rot</text:p>
            <text:p>GND<text:tab/>schwar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1-05T17:47:47.145000000</dc:date>
    <dc:language>de-DE</dc:language>
    <meta:editing-cycles>426</meta:editing-cycles>
    <meta:editing-duration>P11DT10H54M18S</meta:editing-duration>
    <meta:print-date>2023-12-10T11:40:57.143000000</meta:print-date>
    <meta:document-statistic meta:object-count="80"/>
    <meta:user-defined meta:name="Info 1"/>
    <meta:user-defined meta:name="Info 2"/>
    <meta:user-defined meta:name="Info 3"/>
    <meta:user-defined meta:name="Info 4"/>
  </office:meta>
</office:document-meta>
</file>